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Nimbus Roman No9 L" fo:font-size="11pt" fo:font-style="italic" fo:font-weight="bold" officeooo:paragraph-rsid="0006c315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imbus Roman No9 L" fo:font-size="10pt" officeooo:paragraph-rsid="00030300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Nimbus Roman No9 L" fo:font-size="10pt" officeooo:paragraph-rsid="0004be28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Nimbus Roman No9 L" officeooo:paragraph-rsid="00030300"/>
    </style:style>
    <style:style style:name="P5" style:family="paragraph" style:parent-style-name="Standard">
      <style:paragraph-properties fo:text-align="start" style:justify-single-word="false"/>
      <style:text-properties officeooo:paragraph-rsid="00030300"/>
    </style:style>
    <style:style style:name="P6" style:family="paragraph" style:parent-style-name="Standard">
      <style:paragraph-properties fo:text-align="start" style:justify-single-word="false"/>
      <style:text-properties officeooo:paragraph-rsid="0005f556"/>
    </style:style>
    <style:style style:name="P7" style:family="paragraph" style:parent-style-name="Standard">
      <style:paragraph-properties fo:text-align="start" style:justify-single-word="false" fo:break-before="page"/>
      <style:text-properties officeooo:paragraph-rsid="0005f556"/>
    </style:style>
    <style:style style:name="P8" style:family="paragraph" style:parent-style-name="Standard">
      <style:paragraph-properties fo:text-align="start" style:justify-single-word="false"/>
      <style:text-properties style:font-name="Nimbus Roman No9 L" fo:font-size="10pt" officeooo:rsid="0004be28" officeooo:paragraph-rsid="0005f556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1b068f"/>
    </style:style>
    <style:style style:name="T3" style:family="text">
      <style:text-properties officeooo:rsid="0016880d"/>
    </style:style>
    <style:style style:name="T4" style:family="text">
      <style:text-properties officeooo:rsid="001a1fb4"/>
    </style:style>
    <style:style style:name="T5" style:family="text">
      <style:text-properties style:font-name="Nimbus Roman No9 L" fo:font-size="10pt" style:font-size-asian="10pt" style:font-size-complex="10pt"/>
    </style:style>
    <style:style style:name="T6" style:family="text">
      <style:text-properties style:font-name="Nimbus Roman No9 L" fo:font-size="10pt" officeooo:rsid="0016880d" style:font-size-asian="10pt" style:font-size-complex="10pt"/>
    </style:style>
    <style:style style:name="T7" style:family="text">
      <style:text-properties style:font-name="Nimbus Roman No9 L" fo:font-size="10pt" officeooo:rsid="00157ae2" style:font-size-asian="10pt" style:font-size-complex="10pt"/>
    </style:style>
    <style:style style:name="T8" style:family="text">
      <style:text-properties style:font-name="Nimbus Roman No9 L" fo:font-size="10pt" officeooo:rsid="001c18ce" style:font-size-asian="10pt" style:font-size-complex="10pt"/>
    </style:style>
    <style:style style:name="T9" style:family="text">
      <style:text-properties style:font-name="Nimbus Roman No9 L" fo:font-size="10pt" officeooo:rsid="0017b3ef" style:font-size-asian="10pt" style:font-size-complex="10pt"/>
    </style:style>
    <style:style style:name="T10" style:family="text">
      <style:text-properties style:font-name="Nimbus Roman No9 L" fo:font-size="10pt" officeooo:rsid="001a1fb4" style:font-size-asian="10pt" style:font-size-complex="10pt"/>
    </style:style>
    <style:style style:name="T11" style:family="text">
      <style:text-properties style:font-name="Nimbus Roman No9 L" fo:font-size="10pt" officeooo:rsid="00030300" style:font-size-asian="10pt" style:font-size-complex="10pt"/>
    </style:style>
    <style:style style:name="T12" style:family="text">
      <style:text-properties style:font-name="Nimbus Roman No9 L" fo:font-size="10pt" officeooo:rsid="0005f556" style:font-size-asian="10pt" style:font-size-complex="10pt"/>
    </style:style>
    <style:style style:name="T13" style:family="text">
      <style:text-properties style:font-name="Nimbus Roman No9 L" fo:font-size="10pt" officeooo:rsid="0006c315" style:font-size-asian="10pt" style:font-size-complex="10pt"/>
    </style:style>
    <style:style style:name="T14" style:family="text">
      <style:text-properties officeooo:rsid="00030300"/>
    </style:style>
    <style:style style:name="T15" style:family="text">
      <style:text-properties officeooo:rsid="0004be28"/>
    </style:style>
    <style:style style:name="T16" style:family="text">
      <style:text-properties officeooo:rsid="0008be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Favor, tómate tu tiempo y e</text:span>n lo posible contesta todas estas preguntas, responde con la verdad, y si alguna de ellas te incomoda mucho, prefiero que no la respondas a que me mientas; <text:span text:style-name="T2">no tengo ninguna intención de escudriñar en tu vida, pero </text:span>esta ficha solo tiene valor para mí si respondes seriamente y sin mentirme; de lo contrario, lo que intento hacer con la misma, que es conocerte un poco, para poder comprenderte y así poder enseñarte de mejor manera, no lo habré logrado, o lo que es peor, tendré una imagen no real de tu persona.</text:p>
      <text:p text:style-name="P2">Gracias y puedes contar conmigo siempre.</text:p>
      <text:p text:style-name="P2"/>
      <text:p text:style-name="P2"/>
      <text:p text:style-name="P2"><text:span text:style-name="T14">1.<text:tab/></text:span>¿Cu<text:span text:style-name="T3">á</text:span>l es tu nombre <text:span text:style-name="T2">(el que prefieres te llame)</text:span> y qué edad tienes?</text:p>
      <text:p text:style-name="P2"/>
      <text:p text:style-name="P2"/>
      <text:p text:style-name="P2"/>
      <text:p text:style-name="P2"><text:span text:style-name="T14">2.<text:tab/></text:span>¿Con quién vives y qué edad tienen ellos?</text:p>
      <text:p text:style-name="P2"/>
      <text:p text:style-name="P2"/>
      <text:p text:style-name="P2"/>
      <text:p text:style-name="P2"/>
      <text:p text:style-name="P2"/>
      <text:p text:style-name="P2"><text:span text:style-name="T14">3.<text:tab/></text:span>¿Las personas con las que vives trabajan; en qué trabajan?</text:p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1">4.<text:tab/></text:span><text:span text:style-name="T5">¿Estudias solo/a o con algún/a compañero/a de clase? </text:span><text:span text:style-name="T6">¿E</text:span><text:span text:style-name="T5">n qué lugar; en tu casa, en una <text:tab/>biblioteca, o si está <text:tab/>lindo el tiempo, en un parque, en una plaza? </text:span><text:span text:style-name="T6">¿S</text:span><text:span text:style-name="T5">iempre lo haces en el mismo lugar, o a veces te gusta cambiar <text:tab/>para así estar más motivado/a y así concentrarte mejor?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1">5.<text:tab/></text:span><text:span text:style-name="T5">¿Cómo estudias? </text:span><text:span text:style-name="T6">¿Cuando lees un texto </text:span><text:span text:style-name="T5">tratas de memorizar, o intentas comprender lo que dice el libro, y <text:tab/>luego con tus propias palabras explicarte </text:span><text:span text:style-name="T7">el tema?</text:span><text:span text:style-name="T5"> </text:span><text:span text:style-name="T6">¿Para estudiar utilizas imágenes/videos a color que tratan y <text:tab/>complementan al texto? ¿Haces dibujos, maquetas, resúmenes, esquemas, sopas de letras/crucigramas de <text:tab/>conceptos, redes conceptuales? <text:tab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1">6.<text:tab/></text:span><text:span text:style-name="T5">¿Estudias de corrido, una vez que comienzas hasta que te cansas; o lo haces en bloques de 45 minutos, <text:tab/></text:span><text:span text:style-name="T8">descansas</text:span><text:span text:style-name="T5"> </text:span><text:span text:style-name="T9">5-1</text:span><text:span text:style-name="T5">5 minutos, y después continuas estudiando 45 minutos más, para volver a parar otros </text:span><text:span text:style-name="T9">5-</text:span><text:span text:style-name="T5">15 <text:tab/>minutos, y así no agotar la mente?</text:span></text:p>
      <text:p text:style-name="P2"/>
      <text:p text:style-name="P2"/>
      <text:p text:style-name="P2"/>
      <text:p text:style-name="P2"/>
      <text:p text:style-name="P8"/>
      <text:p text:style-name="P6"><text:span text:style-name="T12">7.<text:tab/></text:span><text:span text:style-name="T8">¿Tienes computadora y/o laptop y/o tablet y/o celular inteligente con conexión a internet? ¿Utilizas estas <text:tab/>tecnologías para estudiar?</text:span></text:p>
      <text:p text:style-name="P2"/>
      <text:p text:style-name="P8"><text:tab/></text:p>
      <text:p text:style-name="P7"><text:span text:style-name="T13">8.<text:tab/></text:span><text:span text:style-name="T5">¿Te gusta la biología? Si respondes no, cuéntame por qué no; y en ese caso, qué materias te agradan más.</text:span></text:p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1">9.<text:tab/></text:span><text:span text:style-name="T5">¿De las personas que viven contigo, hay alguna que te ayude con los estudios si tienes </text:span></text:p>
      <text:p text:style-name="P2"><text:tab/>dificultades después de haber intentado resolver el problema tú solo/a?</text:p>
      <text:p text:style-name="P4"/>
      <text:p text:style-name="P4"/>
      <text:p text:style-name="P4"/>
      <text:p text:style-name="P4"/>
      <text:p text:style-name="P2"/>
      <text:p text:style-name="P5"><text:span text:style-name="T11">10.<text:tab/></text:span><text:span text:style-name="T5">¿Además de venir a </text:span><text:span text:style-name="T10">la UTU</text:span><text:span text:style-name="T5">, estudias otra cosa?</text:span></text:p>
      <text:p text:style-name="P2"/>
      <text:p text:style-name="P2"/>
      <text:p text:style-name="P2"/>
      <text:p text:style-name="P2"/>
      <text:p text:style-name="P2"/>
      <text:p text:style-name="P2"><text:span text:style-name="T14">11.<text:tab/></text:span>¿Cuando no estás estudiando, qué te gusta hacer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5">12.<text:tab/></text:span>¿Ayudas en las tareas de tu casa; en qué? <text:span text:style-name="T16">¿Trabajas</text:span>; cuántos días en la semana, y cuántas horas por día?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<text:span text:style-name="T15">13.<text:tab/></text:span>¿Cuando tienes un problema personal y necesitas contárselo a alguien, a quién sientes que se lo puedes <text:tab/>comentar sin miedo; en quién confías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5">14.<text:tab/></text:span>¿Piensas seguir estudiando una vez que finalices <text:span text:style-name="T4">la UTU</text:span>? Si tu respuesta es sí, cuéntame qué te gustaría <text:tab/>estudiar.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Nimbus Roman No9 L" fo:font-size="11pt" fo:font-style="italic" fo:font-weight="bold" officeooo:paragraph-rsid="0006c315" style:font-size-asian="11pt" style:font-style-asian="italic" style:font-weight-asian="bold" style:font-size-complex="11pt" style:font-style-complex="italic" style:font-weight-complex="bold"/>
    </style:style>
    <style:style style:name="MT1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#eeeeee" style:dynamic-spacing="false" draw:fill="solid" draw:fill-color="#eeeeee" draw:opacity="100%" draw:fill-image-width="0cm" draw:fill-image-height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f. Casás Benavent <text:s/>- <text:s/></text:span><text:a xlink:type="simple" xlink:href="mailto:cabeleo@gmail.com" text:style-name="Internet_20_link" text:visited-style-name="Visited_20_Internet_20_Link"><text:span text:style-name="MT1">cabeleo@gmail.com</text:span></text:a><text:span text:style-name="MT1"> – </text:span><text:a xlink:type="simple" xlink:href="http://cabeleo.blogspot.com/" text:style-name="Internet_20_link" text:visited-style-name="Visited_20_Internet_20_Link"><text:span text:style-name="MT1">cabeleo.blogspot.com</text:span>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6:21:56.994728347</meta:creation-date>
    <dc:date>2017-04-05T15:50:10.135659550</dc:date>
    <meta:editing-duration>PT1H34M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19" meta:word-count="441" meta:character-count="2574" meta:non-whitespace-character-count="2132"/>
  </office:meta>
</office:document-meta>
</file>